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sepideharc Today’s date: 07/12/2017</text:p>
      <text:h text:style-name="Heading_20_1" text:outline-level="1">What tools have you we worked with so far in this class?</text:h>
      <text:list text:style-name="L2">
        <text:list-item>
          <text:p text:style-name="P2">Version Control through <text:span text:style-name="T3">Github</text:span></text:p>
        </text:list-item>
        <text:list-item>
          <text:p text:style-name="P2">Website templates by Jekyll</text:p>
        </text:list-item>
        <text:list-item>
          <text:p text:style-name="P2"><text:span text:style-name="T4">Linux</text:span> Command lines</text:p>
        </text:list-item>
        <text:list-item>
          <text:p text:style-name="P2">Pandoc</text:p>
        </text:list-item>
      </text:list>
      <text:h text:style-name="Heading_20_2" text:outline-level="2">Which have you found most potentially useful?</text:h>
      <text:p text:style-name="First_20_paragraph">Version Control</text:p>
      <text:h text:style-name="Heading_20_3" text:outline-level="3">Why?</text:h>
      <text:p text:style-name="First_20_paragraph">It can be used for various projects.</text:p>
      <text:h text:style-name="Heading_20_1" text:outline-level="1">What tools have been the most difficult to learn?</text:h>
      <text:p text:style-name="First_20_paragraph">Pandoc</text:p>
      <text:h text:style-name="Heading_20_2" text:outline-level="2">Why have they been particularly difficult to learn and use?</text:h>
      <text:p text:style-name="First_20_paragraph"><text:span text:style-name="T5">Dense</text:span> information that is hard to follow.</text:p>
      <text:h text:style-name="Heading_20_1" text:outline-level="1">What tools would you like to learn more about?</text:h>
      <text:p text:style-name="First_20_paragraph">Definitely pandoc and also Webdesign in Jekyll.</text:p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